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style:contextual-spacing="false" fo:line-height="100%"/>
    </style:style>
    <style:style style:name="P2"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3" style:family="paragraph" style:parent-style-name="Standard">
      <style:paragraph-properties fo:margin-top="0.1665in" fo:margin-bottom="0.1665in" style:contextual-spacing="false" fo:line-height="100%"/>
      <style:text-properties officeooo:rsid="001c0046" officeooo:paragraph-rsid="001c0046"/>
    </style:style>
    <style:style style:name="P4" style:family="paragraph" style:parent-style-name="Standard">
      <style:paragraph-properties fo:margin-top="0.1665in" fo:margin-bottom="0.1665in" style:contextual-spacing="false" fo:line-height="100%"/>
      <style:text-properties fo:color="#000000" loext:opacity="100%" style:font-name="Times New Roman" fo:font-size="12pt" fo:font-style="normal" fo:font-weight="normal" officeooo:rsid="001dc594" officeooo:paragraph-rsid="001e6ddc"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margin-top="0.1665in" fo:margin-bottom="0.1665in" style:contextual-spacing="false" fo:line-height="100%"/>
      <style:text-properties fo:color="#000000" loext:opacity="100%" style:font-name="Times New Roman" fo:font-size="12pt" fo:font-style="normal" fo:font-weight="normal" officeooo:rsid="001f1320" officeooo:paragraph-rsid="001f1320"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ac23d" officeooo:paragraph-rsid="001ac23d" style:font-name-asian="Times New Roman1" style:font-size-asian="12pt" style:font-style-asian="normal" style:font-name-complex="Times New Roman1" style:font-size-complex="12pt" style:font-style-complex="normal"/>
    </style:style>
    <style:style style:name="P7"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1f1320" officeooo:paragraph-rsid="001f1320" style:font-name-asian="Times New Roman1" style:font-size-asian="12pt" style:font-style-asian="normal" style:font-name-complex="Times New Roman1" style:font-size-complex="12pt" style:font-style-complex="normal"/>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2pt" officeooo:rsid="001e6ddc" style:font-name-asian="Times New Roman1" style:font-size-asian="12pt" style:font-name-complex="Times New Roman1" style:font-size-complex="12pt"/>
    </style:style>
    <style:style style:name="T3" style:family="text">
      <style:text-properties fo:color="#000000" loext:opacity="100%" style:font-name="Times New Roman" fo:font-size="12pt" officeooo:rsid="001f1320" style:font-name-asian="Times New Roman1" style:font-size-asian="12pt" style:font-name-complex="Times New Roman1" style:font-size-complex="12pt"/>
    </style:style>
    <style:style style:name="T4"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fo:color="#000000" loext:opacity="100%" style:font-name="Times New Roman" fo:font-size="12pt" style:text-underline-style="none" officeooo:rsid="00011cf5" style:font-name-asian="Times New Roman1" style:font-size-asian="12pt" style:font-name-complex="Times New Roman1" style:font-size-complex="12pt"/>
    </style:style>
    <style:style style:name="T6" style:family="text">
      <style:text-properties officeooo:rsid="001f13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th 490                         <text:tab/>    Capstone Weekly Report         <text:tab/>    Week Number: </text:span><text:span text:style-name="T2">10</text:span></text:p>
      <text:p text:style-name="P1"><text:span text:style-name="T1">Name: </text:span><text:span text:style-name="T5">Daniel Sinderson</text:span></text:p>
      <text:p text:style-name="P1"><text:span text:style-name="T4">Please fill out this form, save it as a PDF,</text:span><text:bookmark text:name="_GoBack"/><text:span text:style-name="T4"> and upload it to Moodle.</text:span></text:p>
      <text:p text:style-name="P2">My goals for this week were to:</text:p>
      <text:p text:style-name="P4">1. Feel better.</text:p>
      <text:p text:style-name="P4">2. Look around to see if someone else has already solved my coding problem. If not, solve it.</text:p>
      <text:p text:style-name="P4">3. Write some more of my paper. Revise my summary and turn it in.</text:p>
      <text:p text:style-name="P2">I made the following progress on these:</text:p>
      <text:p text:style-name="P6">I <text:span text:style-name="T6">feel better and I wrote and turned in my project summary. I looked around at available libraries in some languages I know and found one that’s feature complete for my use case that’s written in Julia. While I’m more comfortable writing code in Python, the existence of the library and the way Julia supports easy interoperability between modules (like its modules for differential equations) will make switching languages for the project worth it.</text:span></text:p>
      <text:p text:style-name="P7">I didn’t add to my paper at all. <text:s/></text:p>
      <text:p text:style-name="P2">I have the following questions and concerns I want to discuss with my capstone advisor:</text:p>
      <text:p text:style-name="P3"><text:span text:style-name="T1"><text:s/></text:span><text:span text:style-name="T3">None right now. Our last meeting for the term was yesterday.</text:span></text:p>
      <text:p text:style-name="P2">Some tentative goals for the coming week are:</text:p>
      <text:p text:style-name="P5">At a minimum, I want to write the section on universal properties. If possible I’d like to write up the section on comparing categories as we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Ashley</meta:initial-creator>
    <meta:editing-cycles>14</meta:editing-cycles>
    <meta:creation-date>2023-01-10T16:33:00</meta:creation-date>
    <dc:date>2024-03-15T09:26:49.809183034</dc:date>
    <meta:editing-duration>PT1H9M2S</meta:editing-duration>
    <meta:generator>LibreOffice/7.3.7.2$Linux_X86_64 LibreOffice_project/30$Build-2</meta:generator>
    <meta:document-statistic meta:table-count="0" meta:image-count="0" meta:object-count="0" meta:page-count="1" meta:paragraph-count="14" meta:word-count="217" meta:character-count="1243" meta:non-whitespace-character-count="995"/>
    <meta:user-defined meta:name="AppVersion">16.0000</meta:user-defined>
    <meta:user-defined meta:name="Company">Southern Oregon University</meta:user-defined>
    <meta:template xlink:type="simple" xlink:actuate="onRequest" xlink:title="Normal.dotm" xlink:href=""/>
  </office:meta>
</office:document-meta>
</file>